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REX-outline1">
      <style:graphic-properties draw:fill="solid" draw:fill-color="#000000" fo:min-height="9.666cm" loext:decorative="false"/>
      <style:paragraph-properties style:writing-mode="lr-tb"/>
    </style:style>
    <style:style style:name="pr9" style:family="presentation" style:parent-style-name="TREX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language="en" fo:country="IE"/>
    </style:style>
    <style:style style:name="P4" style:family="paragraph">
      <style:text-properties fo:language="en" fo:country="I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6pt" style:font-size-asian="16pt" style:font-size-complex="16pt"/>
    </style:style>
    <style:style style:name="P10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2pt" style:font-size-asian="12pt" style:font-size-complex="12pt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ccccc" loext:opacity="100%" style:font-name="Fira Code Medium" fo:font-size="16pt" style:font-size-asian="16pt" style:font-size-complex="16pt"/>
    </style:style>
    <style:style style:name="T9" style:family="text">
      <style:text-properties fo:color="#cccccc" loext:opacity="100%" style:font-name="Fira Code Medium" fo:font-size="14pt" style:font-size-asian="14pt" style:font-size-complex="14pt"/>
    </style:style>
    <style:style style:name="T10" style:family="text">
      <style:text-properties fo:color="#ffffff" loext:opacity="100%" style:font-name="Fira Code Medium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cccccc" loext:opacity="100%" style:font-name="Fira Code Medium" fo:font-size="12pt" style:font-size-asian="12pt" style:font-size-complex="12pt"/>
    </style:style>
    <style:style style:name="T12" style:family="text">
      <style:text-properties fo:color="#ffffff" loext:opacity="100%" style:font-name="Fira Code Medium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September 2025</text:span></text:p>
          </draw:text-box>
        </draw:frame>
        <draw:frame presentation:style-name="pr2" draw:text-style-name="P2" draw:layer="layout" svg:width="25.199cm" svg:height="2.63cm" svg:x="1.4cm" svg:y="0.626cm" presentation:class="title" presentation:user-transformed="true">
          <draw:text-box>
            <text:p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4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Making IPv4 last longer!</text:p>
              </text:list-item>
              <text:list-item>
                <text:p>RFC5549/8950 specifies a method for announcing IPv4 routes with IPv6 next-hop addresses using BGP</text:p>
              </text:list-item>
              <text:list-item>
                <text:p>Allows operators to save on IPv4 space in link networks</text:p>
              </text:list-item>
              <text:list-item>
                <text:p>ARP replaced by IPv6 Neighbor Discovery (ND)</text:p>
              </text:list-item>
              <text:list-item>
                <text:p>Routers still need <text:span text:style-name="T5">one</text:span> IPv4 address on a loopback interface for ICMP errors (traceroute, PMTUD etc) and various other 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France-IX renumbering took almost two years 2019-2021</text:p>
                <text:list>
                  <text:list-item>
                    <text:p>Thanks to Radu-Adrian Feurdean for dates</text:p>
                  </text:list-item>
                </text:list>
              </text:list-item>
              <text:list-item>
                <text:p>AMS-IX last renumbered (/22 -&gt; /21) in 2014</text:p>
              </text:list-item>
              <text:list-item>
                <text:p>DE-CIX renumbered once and changed netmask twice</text:p>
              </text:list-item>
              <text:list-item>
                <text:p>Netnod has miraculously avoided renumbering so f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sessions</text:p>
              </text:list-item>
              <text:list-item>
                <text:p>RFC8950 is in production on three subnets at NIX (cz/sk)</text:p>
              </text:list-item>
              <text:list-item>
                <text:p>BCIX and TREX are also gathering experience on live n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<text:span text:style-name="T6">RIPE updated the IXP Address Space Assignment policy for IXPs:</text:span></text:p>
                <text:list>
                  <text:list-item>
                    <text:p><text:span text:style-name="T7">Initial assignment is now /26</text:span></text:p>
                  </text:list-item>
                  <text:list-item>
                    <text:p><text:span text:style-name="T7">Multiple renumbering events needed even before you reach /24</text:span></text:p>
                  </text:list-item>
                </text:list>
              </text:list-item>
              <text:list-item>
                <text:p text:style-name="P6">If we start with an IPv4 subnet, it’s difficult to give it up later</text:p>
              </text:list-item>
              <text:list-item>
                <text:p text:style-name="P6">So take a chance to never have to renumber at all?</text:p>
              </text:list-item>
              <text:list-item>
                <text:p>We are trying this IPv6-only approach at TREX Turku</text:p>
                <text:list>
                  <text:list-item>
                    <text:p>A new IXP, not a lot of connected members ye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6">Euro-IX started a working group to map out the challenges and to work on best practices for adopting RFC8950 at IXPs</text:p>
                <text:list>
                  <text:list-item>
                    <text:p>Chairmen: André Grüneberg (BCIX) and Aleksi Suhonen (TREX)</text:p>
                  </text:list-item>
                  <text:list-item>
                    <text:p>Members from DE-CIX, LINX, NIX.CZ, nic.cz, NetDEF, ...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t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09</text:p>
                <text:list>
                  <text:list-item>
                    <text:p>Initial implementations aimed mostly at MPLS VPN AFI/SAFIs</text:p>
                  </text:list-item>
                </text:list>
              </text:list-item>
              <text:list-item>
                <text:p>Interoperability hadn’t been tested much before this</text:p>
              </text:list-item>
              <text:list-item>
                <text:p text:style-name="P6">ICMP Unreachables unpredictable on some platforms</text:p>
              </text:list-item>
              <text:list-item>
                <text:p>IBGP next-hop-self even more important now</text:p>
              </text:list-item>
              <text:list-item>
                <text:p>Since we began this work, a lot of platforms have matu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4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REX" presentation:presentation-page-layout-name="AL3T3">
        <draw:frame presentation:style-name="pr4" draw:layer="layout" svg:width="25.199cm" svg:height="2.63cm" svg:x="1.4cm" svg:y="0.626cm" presentation:class="title">
          <draw:text-box>
            <text:p>Junos Config Example 1/2</text:p>
          </draw:text-box>
        </draw:frame>
        <draw:frame presentation:style-name="pr8" draw:text-style-name="P9" draw:layer="layout" svg:width="13cm" svg:height="9.916cm" svg:x="1.4cm" svg:y="3.684cm" presentation:class="outline" presentation:user-transformed="true">
          <draw:text-box>
            <text:p text:style-name="P8"><text:span text:style-name="T8">[edit interfaces irb unit 7]</text:span></text:p>
            <text:p text:style-name="P8"><text:span text:style-name="T8">description EXCHANGE_Turku;</text:span></text:p>
            <text:p text:style-name="P8"><text:span text:style-name="T8">family inet {</text:span></text:p>
            <text:p text:style-name="P8"><text:span text:style-name="T8"><text:s text:c="4"/>filter {</text:span></text:p>
            <text:p text:style-name="P8"><text:span text:style-name="T8"><text:s text:c="8"/>input spoof-protect-trex;</text:span></text:p>
            <text:p text:style-name="P8"><text:span text:style-name="T8"><text:s text:c="4"/>}</text:span></text:p>
            <text:p text:style-name="P8"><text:span text:style-name="T8">}</text:span></text:p>
            <text:p text:style-name="P8"><text:span text:style-name="T8">family inet6 {</text:span></text:p>
            <text:p text:style-name="P8"><text:span text:style-name="T8"><text:s text:c="4"/>filter {</text:span></text:p>
            <text:p text:style-name="P8"><text:span text:style-name="T8"><text:s text:c="8"/>input 6spoof-protect-trex;</text:span></text:p>
            <text:p text:style-name="P8"><text:span text:style-name="T8"><text:s text:c="4"/>}</text:span></text:p>
            <text:p text:style-name="P8"><text:span text:style-name="T8"><text:s text:c="4"/>address 2001:7f8:1d:7::72f8:1/64;</text:span></text:p>
            <text:p text:style-name="P8"><text:span text:style-name="T8">}</text:span></text:p>
            <text:p text:style-name="P8"><text:span text:style-name="T8"/></text:p>
          </draw:text-box>
        </draw:frame>
        <draw:frame presentation:style-name="pr6" draw:layer="layout" svg:width="11.61cm" svg:height="9.916cm" svg:x="15cm" svg:y="3.684cm" presentation:class="outline" presentation:user-transformed="true">
          <draw:text-box>
            <text:list text:style-name="L2">
              <text:list-item>
                <text:p>The family inet section has to exist for the router to process IPv4 traffic</text:p>
              </text:list-item>
              <text:list-item>
                <text:p>But it doesn’t need an add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Config Example 2/2</text:p>
          </draw:text-box>
        </draw:frame>
        <draw:frame presentation:style-name="pr8" draw:text-style-name="P10" draw:layer="layout" svg:width="25.199cm" svg:height="9.916cm" svg:x="1.4cm" svg:y="3.684cm" presentation:class="outline" presentation:user-transformed="true">
          <draw:text-box>
            <text:p text:style-name="P8"><text:span text:style-name="T9">[edit protocols bgp group peering-rfc8950]</text:span></text:p>
            <text:p text:style-name="P8"><text:span text:style-name="T9">type external;</text:span></text:p>
            <text:p text:style-name="P8"><text:span text:style-name="T9">export [ 6export_peering 4export_peering deny-all ];</text:span></text:p>
            <text:p text:style-name="P8"><text:span text:style-name="T9">import [ 4hygiene 6hygiene deny-tier1s 4import_peering 6import_peering deny-all ];</text:span></text:p>
            <text:p text:style-name="P8"><text:span text:style-name="T9">family inet {</text:span></text:p>
            <text:p text:style-name="P8"><text:span text:style-name="T9"><text:s text:c="4"/>unicast {</text:span></text:p>
            <text:p text:style-name="P8"><text:span text:style-name="T9"><text:s text:c="8"/>prefix-limit maximum 9999;</text:span></text:p>
            <text:p text:style-name="P8"><text:span text:style-name="T9"><text:s text:c="8"/></text:span><text:span text:style-name="T10">extended-nexthop</text:span><text:span text:style-name="T9">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>family inet6 {</text:span></text:p>
            <text:p text:style-name="P8"><text:span text:style-name="T9"><text:s text:c="4"/>unicast {</text:span></text:p>
            <text:p text:style-name="P8"><text:span text:style-name="T9"><text:s text:c="8"/>prefix-limit maximum 999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Show Route Example</text:p>
          </draw:text-box>
        </draw:frame>
        <draw:frame presentation:style-name="pr8" draw:text-style-name="P12" draw:layer="layout" svg:width="25.199cm" svg:height="9.916cm" svg:x="1.4cm" svg:y="3.684cm" presentation:class="outline" presentation:user-transformed="true">
          <draw:text-box>
            <text:p text:style-name="P8"><text:span text:style-name="T11">axu@betty&gt; show route 193.163.5.0 terse </text:span></text:p>
            <text:p text:style-name="P8"><text:span text:style-name="T11"><text:s/></text:span></text:p>
            <text:p text:style-name="P8"><text:span text:style-name="T11">inet.0: 975756 destinations, 1499988 routes (507404 active, 0 holddown, 728982 hidden)</text:span></text:p>
            <text:p text:style-name="P8"><text:span text:style-name="T11">+ = Active Route, - = Last Active, * = Both</text:span></text:p>
            <text:p text:style-name="P8"><text:span text:style-name="T11"><text:s/></text:span></text:p>
            <text:p text:style-name="P8"><text:span text:style-name="T11">A V Destination <text:s text:c="7"/>P Prf <text:s text:c="2"/>Metric 1 <text:s text:c="2"/>Metric 2 <text:s/>Next hop <text:s text:c="7"/>AS path</text:span></text:p>
            <text:p text:style-name="P8"><text:span text:style-name="T12">* V 193.163.5.0/24 <text:s text:c="4"/>B 170 <text:s text:c="7"/>300 <text:s text:c="11"/>&gt;2001:7f8:1d:7:0:3:289b:2 207003 I</text:span></text:p>
            <text:p text:style-name="P8"><text:span text:style-name="T12"><text:s text:c="2"/>V <text:s text:c="19"/>B 170 <text:s text:c="7"/>300 <text:s text:c="11"/>&gt;2001:7f8:1d:7:0:3:289b:1 207003 I</text:span></text:p>
            <text:p text:style-name="P8"><text:span text:style-name="T11"><text:s text:c="2"/>V <text:s text:c="19"/>B 170 <text:s text:c="7"/>100 <text:s text:c="11"/>&gt;195.140.192.47 <text:s/>207003 I</text:span></text:p>
            <text:p text:style-name="P8"><text:span text:style-name="T11"><text:s text:c="2"/>V <text:s text:c="19"/>B 170 <text:s text:c="8"/>60 <text:s text:c="9"/>0 &gt;195.140.192.13 <text:s/>6667 207003 I</text:span></text:p>
            <text:p text:style-name="P8"><text:span text:style-name="T11"/></text:p>
            <text:p text:style-name="P11"><text:span text:style-name="T11">axu@betty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05:09:37.367046117</meta:creation-date>
    <meta:editing-duration>PT1H56M4S</meta:editing-duration>
    <meta:editing-cycles>19</meta:editing-cycles>
    <meta:generator>LibreOffice/25.8.1.1$Linux_AARCH64 LibreOffice_project/580$Build-1</meta:generator>
    <dc:title>TREX Template</dc:title>
    <dc:date>2025-09-04T15:12:36.413906492</dc:date>
    <meta:document-statistic meta:object-count="95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